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2000003E8CC52CD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882cm" loext:decorative="false"/>
      <style:paragraph-properties style:writing-mode="lr-tb"/>
    </style:style>
    <style:style style:name="gr3" style:family="graphic" style:parent-style-name="standard">
      <style:graphic-properties svg:stroke-width="0.053cm" draw:marker-start-width="0.28cm" draw:marker-end-width="0.28cm" draw:fill="none" loext:fill-use-slide-background="false" draw:textarea-horizontal-align="justify" draw:textarea-vertical-align="middle" draw:auto-grow-height="false" fo:min-height="0.08cm" fo:min-width="0cm" fo:padding-top="0.152cm" fo:padding-bottom="0.152cm" fo:padding-left="0.277cm" fo:padding-right="0.277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666666" loext:opacity="100%"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end"/>
      <style:text-properties fo:color="#666666" loext:opacity="100%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666666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cm" svg:height="10cm" svg:x="0.001cm" svg:y="0cm">
          <draw:image xlink:href="Pictures/10000000000004E2000003E8CC52CDDC.png" xlink:type="simple" xlink:show="embed" xlink:actuate="onLoad" draw:mime-type="image/png">
            <text:p/>
          </draw:image>
        </draw:frame>
        <draw:frame draw:style-name="gr2" draw:text-style-name="P3" draw:layer="layout" svg:width="5.25cm" svg:height="2.132cm" svg:x="7cm" svg:y="0.25cm">
          <draw:text-box>
            <text:p text:style-name="P2"><text:span text:style-name="T1">20 Aug 1975</text:span></text:p>
            <text:p text:style-name="P2"><text:span text:style-name="T1">Viking 1 launch</text:span></text:p>
          </draw:text-box>
        </draw:frame>
        <draw:custom-shape draw:style-name="gr3" draw:text-style-name="P4" draw:layer="layout" svg:width="0.542cm" svg:height="0.542cm" svg:x="8.574cm" svg:y="3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radial" draw:cx="50%" draw:cy="50%" draw:start="100%" draw:end="0%" draw:border="0%">
      <loext:opacity-stop svg:offset="0" svg:stop-opacity="1"/>
      <loext:opacity-stop svg:offset="1" svg:stop-opacity="0"/>
    </draw:opacity>
    <draw:opacity draw:name="Transparency_20_2" draw:display-name="Transparency 2" draw:style="radial" draw:cx="50%" draw:cy="50%" draw:start="0%" draw:end="0%" draw:border="0%">
      <loext:opacity-stop svg:offset="0" svg:stop-opacity="0"/>
      <loext:opacity-stop svg:offset="1" svg:stop-opacity="0"/>
    </draw:opacity>
    <draw:opacity draw:name="Transparency_20_3" draw:display-name="Transparency 3" draw:style="radial" draw:cx="50%" draw:cy="50%" draw:start="0%" draw:end="100%" draw:border="0%">
      <loext:opacity-stop svg:offset="0" svg:stop-opacity="0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6:45:45.227660100</meta:creation-date>
    <dc:date>2025-12-24T17:05:18.163022900</dc:date>
    <meta:editing-duration>PT3M23S</meta:editing-duration>
    <meta:editing-cycles>2</meta:editing-cycles>
    <meta:generator>LibreOffice/25.2.7.2$Windows_X86_64 LibreOffice_project/5cbfd1ab6520636bb5f7b99185aa69bd7456825d</meta:generator>
    <meta:document-statistic meta:object-count="3"/>
  </office:meta>
</office:document-meta>
</file>